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749cm" style:use-optimal-column-width="false"/>
    </style:style>
    <style:style style:name="co2" style:family="table-column">
      <style:table-column-properties style:column-width="4.74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end" style:text-autospace="none">
        <style:tab-stops/>
      </style:paragraph-properties>
    </style:style>
    <style:style style:name="P1" style:family="paragraph">
      <loext:graphic-properties draw:fill-color="#ffffff"/>
    </style:style>
    <style:style style:name="P2" style:family="paragraph">
      <style:paragraph-properties fo:text-align="end" style:text-autospace="none">
        <style:tab-stops/>
      </style:paragraph-properties>
    </style:style>
    <style:style style:name="P3" style:family="paragraph">
      <style:paragraph-properties fo:text-align="end"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3.743cm" svg:height="9.458cm" svg:x="2.129cm" svg:y="6.8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Árvore de Pesquisa</text:p>
              </table:table-cell>
              <table:table-cell>
                <text:p text:style-name="P2">nº de comps</text:p>
              </table:table-cell>
              <table:table-cell>
                <text:p text:style-name="P2">t inserção (us)</text:p>
              </table:table-cell>
              <table:table-cell>
                <text:p text:style-name="P2">t consulta (ms)</text:p>
              </table:table-cell>
              <table:table-cell>
                <text:p text:style-name="P2">t total (ms)</text:p>
              </table:table-cell>
            </table:table-row>
            <table:table-row table:style-name="ro2" table:default-cell-style-name="gray2">
              <table:table-cell>
                <text:p>ABP <text:s text:c="5"/>P</text:p>
              </table:table-cell>
              <table:table-cell>
                <text:p text:style-name="P3">727,610</text:p>
              </table:table-cell>
              <table:table-cell>
                <text:p text:style-name="P3">85.6</text:p>
              </table:table-cell>
              <table:table-cell>
                <text:p text:style-name="P3">56.23</text:p>
              </table:table-cell>
              <table:table-cell>
                <text:p text:style-name="P3">56.32</text:p>
              </table:table-cell>
            </table:table-row>
            <table:table-row table:style-name="ro2" table:default-cell-style-name="gray1">
              <table:table-cell>
                <text:p>ABP <text:s text:c="5"/>G</text:p>
              </table:table-cell>
              <table:table-cell>
                <text:p text:style-name="P3">547,049,574</text:p>
              </table:table-cell>
              <table:table-cell>
                <text:p text:style-name="P3">73.7</text:p>
              </table:table-cell>
              <table:table-cell>
                <text:p text:style-name="P3">16,287.62</text:p>
              </table:table-cell>
              <table:table-cell>
                <text:p text:style-name="P3">16,287.69</text:p>
              </table:table-cell>
            </table:table-row>
            <table:table-row table:style-name="ro2" table:default-cell-style-name="gray2">
              <table:table-cell>
                <text:p>ABP alt P</text:p>
              </table:table-cell>
              <table:table-cell>
                <text:p text:style-name="P3">374,288</text:p>
              </table:table-cell>
              <table:table-cell>
                <text:p text:style-name="P3">93.4</text:p>
              </table:table-cell>
              <table:table-cell>
                <text:p text:style-name="P3">56.30</text:p>
              </table:table-cell>
              <table:table-cell>
                <text:p text:style-name="P3">56.39</text:p>
              </table:table-cell>
            </table:table-row>
            <table:table-row table:style-name="ro2" table:default-cell-style-name="gray1">
              <table:table-cell>
                <text:p>ABP alt G</text:p>
              </table:table-cell>
              <table:table-cell>
                <text:p text:style-name="P3">284,811,858</text:p>
              </table:table-cell>
              <table:table-cell>
                <text:p text:style-name="P3">62.3</text:p>
              </table:table-cell>
              <table:table-cell>
                <text:p text:style-name="P3">15,496.18</text:p>
              </table:table-cell>
              <table:table-cell>
                <text:p text:style-name="P3">15,496.24</text:p>
              </table:table-cell>
            </table:table-row>
            <table:table-row table:style-name="ro2" table:default-cell-style-name="gray2">
              <table:table-cell>
                <text:p>AVL <text:s text:c="6"/>P</text:p>
              </table:table-cell>
              <table:table-cell>
                <text:p text:style-name="P3">296,178</text:p>
              </table:table-cell>
              <table:table-cell>
                <text:p text:style-name="P3">106.9</text:p>
              </table:table-cell>
              <table:table-cell>
                <text:p text:style-name="P3">52.99</text:p>
              </table:table-cell>
              <table:table-cell>
                <text:p text:style-name="P3">53.10</text:p>
              </table:table-cell>
            </table:table-row>
            <table:table-row table:style-name="ro2" table:default-cell-style-name="gray1">
              <table:table-cell>
                <text:p>AVL <text:s text:c="6"/>G</text:p>
              </table:table-cell>
              <table:table-cell>
                <text:p text:style-name="P3">224,960,202</text:p>
              </table:table-cell>
              <table:table-cell>
                <text:p text:style-name="P3">98.7</text:p>
              </table:table-cell>
              <table:table-cell>
                <text:p text:style-name="P3">14,964.43</text:p>
              </table:table-cell>
              <table:table-cell>
                <text:p text:style-name="P3">14,964.53</text:p>
              </table:table-cell>
            </table:table-row>
            <table:table-row table:style-name="ro2" table:default-cell-style-name="gray2">
              <table:table-cell>
                <text:p>AVL alt <text:s/>P</text:p>
              </table:table-cell>
              <table:table-cell>
                <text:p text:style-name="P3">325,161</text:p>
              </table:table-cell>
              <table:table-cell>
                <text:p text:style-name="P3">128.5</text:p>
              </table:table-cell>
              <table:table-cell>
                <text:p text:style-name="P3">54.84</text:p>
              </table:table-cell>
              <table:table-cell>
                <text:p text:style-name="P3">54.97</text:p>
              </table:table-cell>
            </table:table-row>
            <table:table-row table:style-name="ro2" table:default-cell-style-name="gray1">
              <table:table-cell>
                <text:p>AVL alt <text:s/>G</text:p>
              </table:table-cell>
              <table:table-cell>
                <text:p text:style-name="P3">250,167,186</text:p>
              </table:table-cell>
              <table:table-cell>
                <text:p text:style-name="P3">76.8</text:p>
              </table:table-cell>
              <table:table-cell>
                <text:p text:style-name="P3">15,111.60</text:p>
              </table:table-cell>
              <table:table-cell>
                <text:p text:style-name="P3">15,111.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</meta:initial-creator>
    <meta:creation-date>2017-12-18T01:40:07.044956020</meta:creation-date>
    <dc:date>2017-12-18T04:36:51.208084044</dc:date>
    <dc:creator>ricardo </dc:creator>
    <meta:editing-duration>PT2H46M43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